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freesans, sans-serif"/>
    <style:font-face style:name="Lato" svg:font-family="Lato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8542" officeooo:paragraph-rsid="001d8542"/>
    </style:style>
    <style:style style:name="P2" style:family="paragraph" style:parent-style-name="Standard" style:list-style-name="L2">
      <style:text-properties style:text-line-through-style="solid" style:text-line-through-type="single" officeooo:paragraph-rsid="001d8542"/>
    </style:style>
    <style:style style:name="P3" style:family="paragraph" style:parent-style-name="Standard" style:list-style-name="L1">
      <style:text-properties style:text-line-through-style="solid" style:text-line-through-type="single" officeooo:paragraph-rsid="001d8542"/>
    </style:style>
    <style:style style:name="P4" style:family="paragraph" style:parent-style-name="Standard" style:list-style-name="L1">
      <style:text-properties style:text-line-through-style="solid" style:text-line-through-type="single" officeooo:rsid="001d8542" officeooo:paragraph-rsid="001d8542"/>
    </style:style>
    <style:style style:name="P5" style:family="paragraph" style:parent-style-name="Text_20_body" style:list-style-name="L3">
      <style:text-properties officeooo:rsid="001d8542" officeooo:paragraph-rsid="001d8542"/>
    </style:style>
    <style:style style:name="P6" style:family="paragraph" style:parent-style-name="Text_20_body" style:list-style-name="L3">
      <style:text-properties officeooo:rsid="001f62d1" officeooo:paragraph-rsid="001f62d1"/>
    </style:style>
    <style:style style:name="P7" style:family="paragraph" style:parent-style-name="Text_20_body" style:list-style-name="L3">
      <style:text-properties officeooo:rsid="001f6f99" officeooo:paragraph-rsid="001f6f99"/>
    </style:style>
    <style:style style:name="P8" style:family="paragraph" style:parent-style-name="Text_20_body" style:list-style-name="L3">
      <style:text-properties officeooo:rsid="001fe359" officeooo:paragraph-rsid="001fe359"/>
    </style:style>
    <style:style style:name="P9" style:family="paragraph" style:parent-style-name="Text_20_body" style:list-style-name="L3">
      <style:text-properties style:text-line-through-style="solid" style:text-line-through-type="single" officeooo:rsid="001d8542" officeooo:paragraph-rsid="001d8542"/>
    </style:style>
    <style:style style:name="P10" style:family="paragraph" style:parent-style-name="Text_20_body" style:list-style-name="L3">
      <style:text-properties style:text-line-through-style="solid" style:text-line-through-type="single" officeooo:rsid="001f62d1" officeooo:paragraph-rsid="001f62d1"/>
    </style:style>
    <style:style style:name="P11" style:family="paragraph" style:parent-style-name="Text_20_body" style:list-style-name="L3">
      <style:text-properties style:text-line-through-style="solid" style:text-line-through-type="single" officeooo:rsid="001f62d1" officeooo:paragraph-rsid="001d8542"/>
    </style:style>
    <style:style style:name="P12" style:family="paragraph" style:parent-style-name="Text_20_body" style:list-style-name="L3">
      <style:text-properties style:text-line-through-style="solid" style:text-line-through-type="single" officeooo:rsid="001f6f99" officeooo:paragraph-rsid="001f6f99"/>
    </style:style>
    <style:style style:name="T1" style:family="text">
      <style:text-properties officeooo:rsid="001d8542"/>
    </style:style>
    <style:style style:name="T2" style:family="text">
      <style:text-properties officeooo:rsid="001fe359"/>
    </style:style>
    <style:style style:name="T3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akenlijst 3 column card</text:h>
      <text:p text:style-name="P1"/>
      <text:h text:style-name="Heading_20_3" text:outline-level="3">html</text:h>
      <text:list xml:id="list2126758311" text:style-name="L2">
        <text:list-item>
          <text:p text:style-name="P2"><text:span text:style-name="T1">head</text:span></text:p>
        </text:list-item>
      </text:list>
      <text:list xml:id="list2124326645" text:style-name="L1">
        <text:list-item>
          <text:p text:style-name="P3"><text:span text:style-name="T1">flexbox-container definiëren</text:span></text:p>
          <text:list>
            <text:list-item>
              <text:p text:style-name="P4">hor. en vert. centreren in pagina</text:p>
            </text:list-item>
          </text:list>
        </text:list-item>
      </text:list>
      <text:p text:style-name="P1"/>
      <text:h text:style-name="Heading_20_3" text:outline-level="3">css</text:h>
      <text:list xml:id="list357208639" text:style-name="L3">
        <text:list-item>
          <text:p text:style-name="P9">Import google fonts met @import</text:p>
          <text:list>
            <text:list-item>
              <text:p text:style-name="P6"><text:span text:style-name="T3">Family: </text:span><text:a xlink:type="simple" xlink:href="https://fonts.google.com/specimen/Lexend+Deca" text:style-name="Internet_20_link" text:visited-style-name="Visited_20_Internet_20_Link"><text:span text:style-name="T3">Lexend Deca</text:span></text:a></text:p>
            </text:list-item>
            <text:list-item>
              <text:p text:style-name="P10">Weights: 400</text:p>
            </text:list-item>
            <text:list-item>
              <text:p text:style-name="P6"><text:span text:style-name="T3">Family: </text:span><text:a xlink:type="simple" xlink:href="https://fonts.google.com/specimen/Big+Shoulders+Display" text:style-name="Internet_20_link" text:visited-style-name="Visited_20_Internet_20_Link"><text:span text:style-name="T3">Big Shoulders Display</text:span></text:a></text:p>
            </text:list-item>
            <text:list-item>
              <text:p text:style-name="P10">Weights: 700</text:p>
            </text:list-item>
          </text:list>
        </text:list-item>
        <text:list-item>
          <text:p text:style-name="P10">Body </text:p>
        </text:list-item>
        <text:list-item>
          <text:p text:style-name="P12">font-family: Lexend Deca</text:p>
          <text:list>
            <text:list-item>
              <text:p text:style-name="P10">font-size: 15px</text:p>
            </text:list-item>
          </text:list>
        </text:list-item>
        <text:list-item>
          <text:p text:style-name="P10">Flex-container</text:p>
        </text:list-item>
        <text:list-item>
          <text:p text:style-name="P9">Colours:</text:p>
          <text:list>
            <text:list-item>
              <text:p text:style-name="P11">Bright orange: hsl(31, 77%, 52%)</text:p>
            </text:list-item>
            <text:list-item>
              <text:p text:style-name="P11">Dark cyan: hsl(184, 100%, 22%)</text:p>
            </text:list-item>
            <text:list-item>
              <text:p text:style-name="P11">Very dark cyan: hsl(179, 100%, 13%)</text:p>
            </text:list-item>
            <text:list-item>
              <text:p text:style-name="P11">Transparent white (paragraphs): hsla(0, 0%, 100%, 0.75)</text:p>
            </text:list-item>
            <text:list-item>
              <text:p text:style-name="P11">Very light gray (background, headings, buttons): hsl(0, 0%, 95%)</text:p>
            </text:list-item>
          </text:list>
        </text:list-item>
        <text:list-item>
          <text:p text:style-name="P7">Buttons</text:p>
          <text:list>
            <text:list-item>
              <text:p text:style-name="P7">link, visited, hover, active state<text:span text:style-name="T2">s</text:span></text:p>
            </text:list-item>
            <text:list-item>
              <text:p text:style-name="P8">cursor: pointer (bij hover, active state)</text:p>
            </text:list-item>
            <text:list-item>
              <text:p text:style-name="P7">transition effect (extra)</text:p>
            </text:list-item>
          </text:list>
        </text:list-item>
        <text:list-item>
          <text:p text:style-name="P5">mediaqueries</text:p>
          <text:list>
            <text:list-item>
              <text:p text:style-name="P9">mobile width 375px</text:p>
            </text:list-item>
            <text:list-item>
              <text:p text:style-name="P5">desktop width 1440px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Helvetica Neue" svg:font-family="'Helvetica Neue', Helvetica, 'Segoe UI', Arial, freesans, sans-serif"/>
    <style:font-face style:name="Lato" svg:font-family="Lato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ato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ato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ato" fo:font-family="Lato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ato" fo:font-family="Lato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" fo:font-family="Lato"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15T11:59:27.189000000</meta:creation-date>
    <dc:date>2021-05-15T17:24:19.401000000</dc:date>
    <meta:editing-duration>PT4H43M40S</meta:editing-duration>
    <meta:editing-cycles>1</meta:editing-cycles>
    <meta:document-statistic meta:table-count="0" meta:image-count="0" meta:object-count="0" meta:page-count="1" meta:paragraph-count="28" meta:word-count="118" meta:character-count="664" meta:non-whitespace-character-count="598"/>
    <meta:generator>LibreOffice/6.4.4.2$Windows_X86_64 LibreOffice_project/3d775be2011f3886db32dfd395a6a6d1ca2630ff</meta:generator>
  </office:meta>
</office:document-meta>
</file>